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6.35cm" fo:min-width="6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9cm"/>
      <style:paragraph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6.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cm" svg:y1="3.4cm" svg:x2="11.5cm" svg:y2="3.4cm">
          <text:p/>
        </draw:line>
        <draw:custom-shape draw:style-name="gr2" draw:text-style-name="P3" draw:layer="layout" svg:width="7.3cm" svg:height="6.6cm" svg:x="11.4cm" svg:y="2.1cm">
          <text:p text:style-name="P2">Attributes:</text:p>
          <text:p><text:span text:style-name="T1">BiScEFVersion</text:span></text:p>
          <text:p><text:span text:style-name="T2">ReceiverType</text:span></text:p>
          <text:p><text:span text:style-name="T1">ReceiverCode</text:span></text:p>
          <text:p><text:span text:style-name="T1">ReceiverLongitude</text:span></text:p>
          <text:p><text:span text:style-name="T1">ReceiverLatitude</text:span></text:p>
          <text:p><text:span text:style-name="T1">ReceiverSamplingRate</text:span></text:p>
          <text:p><text:span text:style-name="T1">PhaseHighPassFilterFreqCutoff</text:span></text:p>
          <text:p><text:span text:style-name="T1">PhaseHighPassFilterType</text:span></text:p>
          <text:p><text:span text:style-name="T1">ElevationCutoff</text:span></text:p>
          <text:p><text:span text:style-name="T1">+++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3cm" svg:y1="4.7cm" svg:x2="2.3cm" svg:y2="21.9cm">
          <text:p/>
        </draw:line>
        <draw:line draw:style-name="gr1" draw:text-style-name="P1" draw:layer="layout" svg:x1="2.3cm" svg:y1="7.1cm" svg:x2="7.3cm" svg:y2="7.1cm">
          <text:p/>
        </draw:line>
        <draw:line draw:style-name="gr1" draw:text-style-name="P1" draw:layer="layout" svg:x1="2.3cm" svg:y1="9.4cm" svg:x2="7.3cm" svg:y2="9.4cm">
          <text:p/>
        </draw:line>
        <draw:line draw:style-name="gr1" draw:text-style-name="P1" draw:layer="layout" svg:x1="2.3cm" svg:y1="11.7cm" svg:x2="7.3cm" svg:y2="11.7cm">
          <text:p/>
        </draw:line>
        <draw:line draw:style-name="gr1" draw:text-style-name="P1" draw:layer="layout" svg:x1="2.3cm" svg:y1="14cm" svg:x2="7.3cm" svg:y2="14cm">
          <text:p/>
        </draw:line>
        <draw:line draw:style-name="gr1" draw:text-style-name="P1" draw:layer="layout" svg:x1="2.3cm" svg:y1="16.3cm" svg:x2="7.3cm" svg:y2="16.3cm">
          <text:p/>
        </draw:line>
        <draw:line draw:style-name="gr1" draw:text-style-name="P1" draw:layer="layout" svg:x1="2.3cm" svg:y1="18.6cm" svg:x2="7.3cm" svg:y2="18.6cm">
          <text:p/>
        </draw:line>
        <draw:line draw:style-name="gr1" draw:text-style-name="P1" draw:layer="layout" svg:x1="2.3cm" svg:y1="20.8cm" svg:x2="7.3cm" svg:y2="20.8cm">
          <text:p/>
        </draw:line>
        <draw:custom-shape draw:style-name="gr3" draw:text-style-name="P2" draw:layer="layout" svg:width="3.4cm" svg:height="1.6cm" svg:x="3cm" svg:y="6.2cm">
          <text:p text:style-name="P2">Dataset:</text:p>
          <text:p text:style-name="P2"><text:span text:style-name="T2">UNIX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6.2cm">
          <text:p text:style-name="P2">Attributes:</text:p>
          <text:p><text:span text:style-name="T1">Description</text:span></text:p>
          <text:p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8.5cm">
          <text:p text:style-name="P2">Dataset:</text:p>
          <text:p text:style-name="P2"><text:span text:style-name="T2">SV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8.5cm">
          <text:p text:style-name="P2">Attributes:</text:p>
          <text:p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10.8cm">
          <text:p text:style-name="P2">Dataset:</text:p>
          <text:p text:style-name="P2"><text:span text:style-name="T2">Azimuth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10.8cm">
          <text:p text:style-name="P2">Attributes:</text:p>
          <text:p><text:span text:style-name="T1">Description</text:span></text:p>
          <text:p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13.1cm">
          <text:p text:style-name="P2">Dataset:</text:p>
          <text:p text:style-name="P2"><text:span text:style-name="T2">Elev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13.1cm">
          <text:p text:style-name="P2">Attributes:</text:p>
          <text:p><text:span text:style-name="T1">Description</text:span></text:p>
          <text:p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15.4cm">
          <text:p text:style-name="P2">Dataset:</text:p>
          <text:p text:style-name="P2"><text:span text:style-name="T2">S4s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15.4cm">
          <text:p text:style-name="P2">Attributes:</text:p>
          <text:p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17.7cm">
          <text:p text:style-name="P2">Dataset:</text:p>
          <text:p text:style-name="P2"><text:span text:style-name="T2">Phi60s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17.7cm">
          <text:p text:style-name="P2">Attributes:</text:p>
          <text:p><text:span text:style-name="T1">Description</text:span></text:p>
          <text:p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cm" svg:height="1.6cm" svg:x="3cm" svg:y="20cm">
          <text:p text:style-name="P2"><text:span text:style-name="T2">+++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cm" svg:height="2cm" svg:x="7.1cm" svg:y="20cm">
          <text:p text:style-name="P2">Attributes:</text:p>
          <text:p><text:span text:style-name="T1">Description</text:span></text:p>
          <text:p><text:span text:style-name="T1">(Unit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cm" svg:height="2.8cm" svg:x="2.1cm" svg:y="2.1cm">
          <text:p text:style-name="P2">Root Grou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09:41:36.193068135</meta:creation-date>
    <dc:date>2023-03-27T12:25:46.800762027</dc:date>
    <meta:editing-duration>PT2H44M10S</meta:editing-duration>
    <meta:editing-cycles>3</meta:editing-cycles>
    <meta:generator>LibreOffice/6.4.7.2$Linux_X86_64 LibreOffice_project/40$Build-2</meta:generator>
    <meta:document-statistic meta:object-count="25"/>
  </office:meta>
</office:document-meta>
</file>